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harisSILW" svg:font-family="CharisSILW, serif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officeooo:paragraph-rsid="0ce719f8"/>
    </style:style>
    <style:style style:name="P4" style:family="paragraph" style:parent-style-name="Text_20_body">
      <style:text-properties officeooo:rsid="44bcafe2" officeooo:paragraph-rsid="44dde692"/>
    </style:style>
    <style:style style:name="P5" style:family="paragraph" style:parent-style-name="Text_20_body">
      <style:text-properties officeooo:rsid="44bcb31e" officeooo:paragraph-rsid="44bcb31e"/>
    </style:style>
    <style:style style:name="P6" style:family="paragraph" style:parent-style-name="Text_20_body">
      <style:text-properties officeooo:rsid="44c275f4" officeooo:paragraph-rsid="44c275f4"/>
    </style:style>
    <style:style style:name="P7" style:family="paragraph" style:parent-style-name="Text_20_body">
      <style:text-properties officeooo:rsid="44c63c52" officeooo:paragraph-rsid="44c63c52"/>
    </style:style>
    <style:style style:name="P8" style:family="paragraph" style:parent-style-name="Text_20_body">
      <style:text-properties officeooo:rsid="44d40c2b" officeooo:paragraph-rsid="44d40c2b"/>
    </style:style>
    <style:style style:name="P9" style:family="paragraph" style:parent-style-name="Text_20_body">
      <style:text-properties officeooo:rsid="44d761fb" officeooo:paragraph-rsid="44d761fb"/>
    </style:style>
    <style:style style:name="P10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1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2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13" style:family="paragraph" style:parent-style-name="Standard">
      <style:paragraph-properties fo:text-align="center" style:justify-single-word="false"/>
      <style:text-properties fo:font-size="22pt" officeooo:rsid="44b48433" officeooo:paragraph-rsid="44b48433" style:font-size-asian="22pt" style:font-size-complex="22pt"/>
    </style:style>
    <style:style style:name="P14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18" style:family="paragraph" style:parent-style-name="Example_20_Header">
      <style:text-properties officeooo:paragraph-rsid="0ce95318"/>
    </style:style>
    <style:style style:name="P19" style:family="paragraph" style:parent-style-name="Heading_20_3">
      <style:text-properties style:use-window-font-color="true" style:font-name="Georgia1" fo:font-size="13.5pt" fo:letter-spacing="0.004cm" fo:language="cs" fo:country="CZ" fo:font-style="normal" fo:font-weight="bold" officeooo:rsid="44d4403b" officeooo:paragraph-rsid="44d4403b" style:letter-kerning="true" style:font-name-asian="Times New Roman" style:font-size-asian="16pt" style:language-asian="zxx" style:country-asian="none" style:font-weight-asian="bold" style:font-name-complex="Arial" style:font-size-complex="13pt" style:language-complex="ar" style:country-complex="SA" style:font-weight-complex="bold"/>
    </style:style>
    <style:style style:name="P20" style:family="paragraph" style:parent-style-name="Text_20_body" style:master-page-name="Standard">
      <style:paragraph-properties fo:text-align="end" style:justify-single-word="false" style:page-number="auto"/>
      <style:text-properties officeooo:paragraph-rsid="2590605e"/>
    </style:style>
    <style:style style:name="P21" style:family="paragraph" style:parent-style-name="Text_20_body" style:list-style-name="L2">
      <style:text-properties style:use-window-font-color="true" style:font-name="Georgia" fo:font-size="10pt" fo:letter-spacing="0.004cm" fo:language="cs" fo:country="CZ" fo:font-style="normal" officeooo:rsid="44bcb31e" officeooo:paragraph-rsid="44bcb3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22" style:family="paragraph" style:parent-style-name="Text_20_body" style:list-style-name="L2">
      <style:text-properties style:use-window-font-color="true" style:font-name="Georgia" fo:font-size="10pt" fo:letter-spacing="0.004cm" fo:language="cs" fo:country="CZ" fo:font-style="normal" officeooo:rsid="44be2084" officeooo:paragraph-rsid="44be208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23" style:family="paragraph" style:parent-style-name="Text_20_body" style:list-style-name="L2">
      <style:text-properties style:use-window-font-color="true" style:font-name="Georgia" fo:font-size="10pt" fo:letter-spacing="0.004cm" fo:language="cs" fo:country="CZ" fo:font-style="normal" officeooo:rsid="44dad5f1" officeooo:paragraph-rsid="44db3e8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24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dad5f1" officeooo:paragraph-rsid="44dad5f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25" style:family="paragraph" style:parent-style-name="Text_20_body">
      <style:text-properties style:use-window-font-color="true" style:font-name="Georgia" fo:font-size="10pt" fo:letter-spacing="0.004cm" fo:language="cs" fo:country="CZ" fo:font-style="normal" officeooo:rsid="44bf7e57" officeooo:paragraph-rsid="44bf7e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26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bf7e57" officeooo:paragraph-rsid="44bf7e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27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12fc2" officeooo:paragraph-rsid="44c12f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28" style:family="paragraph" style:parent-style-name="Text_20_body" style:list-style-name="L5">
      <style:text-properties style:use-window-font-color="true" style:font-name="Georgia" fo:font-size="10pt" fo:letter-spacing="0.004cm" fo:language="cs" fo:country="CZ" fo:font-style="normal" officeooo:rsid="44c12fc2" officeooo:paragraph-rsid="44c12f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29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23c98" officeooo:paragraph-rsid="44c23c9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30" style:family="paragraph" style:parent-style-name="Text_20_body" style:list-style-name="L7">
      <style:text-properties style:use-window-font-color="true" style:font-name="Georgia" fo:font-size="10pt" fo:letter-spacing="0.004cm" fo:language="cs" fo:country="CZ" fo:font-style="normal" officeooo:rsid="44c275f4" officeooo:paragraph-rsid="44c275f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31" style:family="paragraph" style:parent-style-name="Text_20_body" style:list-style-name="L7">
      <style:text-properties style:use-window-font-color="true" style:font-name="Georgia" fo:font-size="10pt" fo:letter-spacing="0.004cm" fo:language="cs" fo:country="CZ" fo:font-style="normal" officeooo:rsid="44cf8ae5" officeooo:paragraph-rsid="44cf8ae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32" style:family="paragraph" style:parent-style-name="Text_20_body" style:list-style-name="L7">
      <style:text-properties style:use-window-font-color="true" style:font-name="Georgia" fo:font-size="10pt" fo:letter-spacing="0.004cm" fo:language="cs" fo:country="CZ" fo:font-style="normal" officeooo:rsid="44d30d4e" officeooo:paragraph-rsid="44d30d4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33" style:family="paragraph" style:parent-style-name="Text_20_body" style:list-style-name="L8">
      <style:text-properties style:use-window-font-color="true" style:font-name="Georgia" fo:font-size="10pt" fo:letter-spacing="0.004cm" fo:language="cs" fo:country="CZ" fo:font-style="normal" officeooo:rsid="44d2f90c" officeooo:paragraph-rsid="44d2f90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34" style:family="paragraph" style:parent-style-name="Text_20_body" style:list-style-name="L8">
      <style:text-properties style:use-window-font-color="true" style:font-name="Georgia" fo:font-size="10pt" fo:letter-spacing="0.004cm" fo:language="cs" fo:country="CZ" fo:font-style="normal" officeooo:rsid="44d2f90c" officeooo:paragraph-rsid="44f3f36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35" style:family="paragraph" style:parent-style-name="Text_20_body" style:list-style-name="L8">
      <style:text-properties style:use-window-font-color="true" style:font-name="Georgia" fo:font-size="10pt" fo:letter-spacing="0.004cm" fo:language="cs" fo:country="CZ" fo:font-style="normal" officeooo:rsid="44c71210" officeooo:paragraph-rsid="44c712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36" style:family="paragraph" style:parent-style-name="Text_20_body" style:list-style-name="L8">
      <style:text-properties style:use-window-font-color="true" style:font-name="Georgia" fo:font-size="10pt" fo:letter-spacing="0.004cm" fo:language="cs" fo:country="CZ" fo:font-style="normal" officeooo:rsid="44ca4aa7" officeooo:paragraph-rsid="44dad5f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37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464cb" officeooo:paragraph-rsid="44c464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38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c464cb" officeooo:paragraph-rsid="44c464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39" style:family="paragraph" style:parent-style-name="Text_20_body">
      <style:text-properties style:use-window-font-color="true" style:font-name="Georgia" fo:font-size="10pt" fo:letter-spacing="0.004cm" fo:language="cs" fo:country="CZ" fo:font-style="normal" officeooo:rsid="44d131c2" officeooo:paragraph-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40" style:family="paragraph" style:parent-style-name="Text_20_body" style:list-style-name="L10">
      <style:text-properties style:use-window-font-color="true" style:font-name="Georgia" fo:font-size="10pt" fo:letter-spacing="0.004cm" fo:language="cs" fo:country="CZ" fo:font-style="normal" officeooo:rsid="44d131c2" officeooo:paragraph-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41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dac39d" officeooo:paragraph-rsid="44dac39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42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e442b7" officeooo:paragraph-rsid="44e442b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43" style:family="paragraph" style:parent-style-name="Text_20_body">
      <style:text-properties style:use-window-font-color="true" style:font-name="Georgia" fo:font-size="10pt" fo:letter-spacing="0.004cm" fo:language="cs" fo:country="CZ" fo:font-style="normal" officeooo:rsid="44e00986" officeooo:paragraph-rsid="44e009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44" style:family="paragraph" style:parent-style-name="Text_20_body" style:list-style-name="L12">
      <style:text-properties style:use-window-font-color="true" style:font-name="Georgia" fo:font-size="10pt" fo:letter-spacing="0.004cm" fo:language="cs" fo:country="CZ" fo:font-style="normal" officeooo:rsid="44e00986" officeooo:paragraph-rsid="44e009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45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caaa38" officeooo:paragraph-rsid="44caaa3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46" style:family="paragraph" style:parent-style-name="Text_20_body" style:list-style-name="L8">
      <style:text-properties style:use-window-font-color="true" style:font-name="Georgia" fo:font-size="10pt" fo:letter-spacing="0.004cm" fo:language="cs" fo:country="CZ" fo:font-style="normal" officeooo:rsid="44f1618a" officeooo:paragraph-rsid="44fdb06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47" style:family="paragraph" style:parent-style-name="Text_20_body" style:list-style-name="L7">
      <style:text-properties style:use-window-font-color="true" style:font-name="Georgia" fo:font-size="10pt" fo:letter-spacing="0.004cm" fo:language="cs" fo:country="CZ" fo:font-style="normal" officeooo:rsid="44d8e828" officeooo:paragraph-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48" style:family="paragraph" style:parent-style-name="Text_20_body" style:list-style-name="L7">
      <style:text-properties style:use-window-font-color="true" style:font-name="Georgia" fo:font-size="10pt" fo:letter-spacing="0.004cm" fo:language="cs" fo:country="CZ" fo:font-style="normal" officeooo:rsid="44fec742" officeooo:paragraph-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49" style:family="paragraph" style:parent-style-name="Text_20_body" style:list-style-name="L3">
      <style:text-properties officeooo:rsid="44bf7e57" officeooo:paragraph-rsid="44dde692"/>
    </style:style>
    <style:style style:name="P50" style:family="paragraph" style:parent-style-name="Text_20_body" style:list-style-name="L6">
      <style:text-properties officeooo:rsid="44c23c98" officeooo:paragraph-rsid="44c23c98"/>
    </style:style>
    <style:style style:name="P51" style:family="paragraph" style:parent-style-name="Text_20_body" style:list-style-name="L7">
      <style:text-properties officeooo:paragraph-rsid="44d69c45"/>
    </style:style>
    <style:style style:name="P52" style:family="paragraph" style:parent-style-name="Text_20_body" style:list-style-name="L7">
      <style:text-properties officeooo:paragraph-rsid="45052c95"/>
    </style:style>
    <style:style style:name="P53" style:family="paragraph" style:parent-style-name="Text_20_body" style:list-style-name="L7">
      <style:text-properties officeooo:rsid="44d55c7a" officeooo:paragraph-rsid="44d69c45"/>
    </style:style>
    <style:style style:name="P54" style:family="paragraph" style:parent-style-name="Text_20_body" style:list-style-name="L7">
      <style:text-properties officeooo:rsid="44dac53f" officeooo:paragraph-rsid="44dac53f"/>
    </style:style>
    <style:style style:name="P55" style:family="paragraph" style:parent-style-name="Text_20_body" style:list-style-name="L7">
      <style:text-properties officeooo:rsid="44e1f11b" officeooo:paragraph-rsid="44e1f11b"/>
    </style:style>
    <style:style style:name="P56" style:family="paragraph" style:parent-style-name="Text_20_body" style:list-style-name="L8">
      <style:text-properties officeooo:rsid="44e1f11b" officeooo:paragraph-rsid="44e1f11b"/>
    </style:style>
    <style:style style:name="P57" style:family="paragraph" style:parent-style-name="Text_20_body" style:list-style-name="L11">
      <style:text-properties officeooo:rsid="44e1f11b" officeooo:paragraph-rsid="44e1f11b"/>
    </style:style>
    <style:style style:name="P58" style:family="paragraph" style:parent-style-name="Text_20_body" style:list-style-name="L8">
      <style:text-properties officeooo:paragraph-rsid="44f1618a"/>
    </style:style>
    <style:style style:name="P59" style:family="paragraph" style:parent-style-name="Text_20_body" style:list-style-name="L8">
      <style:text-properties officeooo:rsid="44c90bb5" officeooo:paragraph-rsid="44c90bb5"/>
    </style:style>
    <style:style style:name="P60" style:family="paragraph" style:parent-style-name="Text_20_body" style:list-style-name="L8">
      <style:text-properties officeooo:rsid="44dfa642" officeooo:paragraph-rsid="44dfa642"/>
    </style:style>
    <style:style style:name="P61" style:family="paragraph" style:parent-style-name="Text_20_body" style:list-style-name="L11">
      <style:text-properties officeooo:rsid="44dfbbb9" officeooo:paragraph-rsid="44dfbbb9"/>
    </style:style>
    <style:style style:name="P62" style:family="paragraph" style:parent-style-name="Text_20_body" style:list-style-name="L13">
      <style:paragraph-properties fo:orphans="2" fo:widows="2"/>
      <style:text-properties officeooo:paragraph-rsid="44d40c2b"/>
    </style:style>
    <style:style style:name="P63" style:family="paragraph" style:parent-style-name="Text_20_body" style:list-style-name="L13">
      <style:paragraph-properties fo:orphans="2" fo:widows="2"/>
      <style:text-properties fo:font-variant="normal" fo:text-transform="none" fo:color="#333333" style:font-name="CharisSILW" fo:font-size="9pt" fo:letter-spacing="normal" fo:font-style="normal" fo:font-weight="normal" officeooo:paragraph-rsid="44d40c2b"/>
    </style:style>
    <style:style style:name="P64" style:family="paragraph" style:parent-style-name="Text_20_body" style:list-style-name="L14">
      <style:text-properties officeooo:rsid="44caaa38" officeooo:paragraph-rsid="44caaa38"/>
    </style:style>
    <style:style style:name="P65" style:family="paragraph" style:parent-style-name="Text_20_body">
      <style:text-properties officeooo:paragraph-rsid="44c71210"/>
    </style:style>
    <style:style style:name="P66" style:family="paragraph" style:parent-style-name="Text_20_body" style:list-style-name="L15"/>
    <style:style style:name="P67" style:family="paragraph" style:parent-style-name="Text_20_body" style:list-style-name="L15">
      <style:text-properties officeooo:rsid="44e6fd76" officeooo:paragraph-rsid="44e6fd76"/>
    </style:style>
    <style:style style:name="P68" style:family="paragraph" style:parent-style-name="Text_20_body" style:list-style-name="L15">
      <style:text-properties officeooo:rsid="44eae54a" officeooo:paragraph-rsid="44eae54a"/>
    </style:style>
    <style:style style:name="P69" style:family="paragraph" style:parent-style-name="Text_20_body" style:list-style-name="L15">
      <style:text-properties officeooo:rsid="44eb46c6" officeooo:paragraph-rsid="44eb46c6"/>
    </style:style>
    <style:style style:name="P70" style:family="paragraph" style:parent-style-name="Text_20_body" style:list-style-name="L15">
      <style:text-properties officeooo:rsid="44ecb431" officeooo:paragraph-rsid="44ecb431"/>
    </style:style>
    <style:style style:name="P71" style:family="paragraph" style:parent-style-name="Text_20_body" style:list-style-name="L15">
      <style:text-properties officeooo:rsid="44ed994e" officeooo:paragraph-rsid="44ed994e"/>
    </style:style>
    <style:style style:name="P72" style:family="paragraph" style:parent-style-name="Text_20_body" style:list-style-name="L15">
      <style:text-properties officeooo:rsid="44ee1dce" officeooo:paragraph-rsid="44ee1dce"/>
    </style:style>
    <style:style style:name="P73" style:family="paragraph" style:parent-style-name="Text_20_body" style:list-style-name="L6">
      <style:text-properties officeooo:rsid="44eeb993" officeooo:paragraph-rsid="44eeb993"/>
    </style:style>
    <style:style style:name="P74" style:family="paragraph" style:parent-style-name="Text_20_body" style:list-style-name="L15">
      <style:text-properties fo:language="cs" fo:country="CZ" officeooo:rsid="44f06355" officeooo:paragraph-rsid="44f06355"/>
    </style:style>
    <style:style style:name="P75" style:family="paragraph" style:parent-style-name="Text_20_body">
      <style:text-properties officeooo:paragraph-rsid="44bcafe2"/>
    </style:style>
    <style:style style:name="P76" style:family="paragraph" style:parent-style-name="Text_20_body" style:list-style-name="L17">
      <style:text-properties officeooo:rsid="44f54ae5" officeooo:paragraph-rsid="44f54ae5"/>
    </style:style>
    <style:style style:name="P77" style:family="paragraph" style:parent-style-name="Text_20_body" style:list-style-name="L18"/>
    <style:style style:name="P78" style:family="paragraph" style:parent-style-name="Text_20_body">
      <style:text-properties fo:font-style="italic" officeooo:rsid="44b7d82a" officeooo:paragraph-rsid="450345d7" style:font-style-asian="italic" style:font-style-complex="italic"/>
    </style:style>
    <style:style style:name="P79" style:family="paragraph" style:parent-style-name="Text_20_body" style:list-style-name="L19">
      <style:text-properties officeooo:paragraph-rsid="44c63c52"/>
    </style:style>
    <style:style style:name="T1" style:family="text">
      <style:text-properties fo:font-variant="normal" fo:text-transform="none" fo:color="#333333" style:font-name="CharisSILW" fo:font-size="9pt" fo:letter-spacing="normal" fo:font-style="normal" fo:font-weight="normal"/>
    </style:style>
    <style:style style:name="T2" style:family="text">
      <style:text-properties style:use-window-font-color="true" style:font-name="Georgia" fo:font-size="10pt" fo:letter-spacing="0.004cm" fo:language="cs" fo:country="CZ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" style:family="text">
      <style:text-properties style:use-window-font-color="true" style:font-name="Georgia" fo:font-size="10pt" fo:letter-spacing="0.004cm" fo:language="cs" fo:country="CZ" fo:font-style="normal" officeooo:rsid="44bcaf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" style:family="text">
      <style:text-properties style:use-window-font-color="true" style:font-name="Georgia" fo:font-size="10pt" fo:letter-spacing="0.004cm" fo:language="cs" fo:country="CZ" fo:font-style="normal" officeooo:rsid="44bf7fb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" style:family="text">
      <style:text-properties style:use-window-font-color="true" style:font-name="Georgia" fo:font-size="10pt" fo:letter-spacing="0.004cm" fo:language="cs" fo:country="CZ" fo:font-style="normal" officeooo:rsid="44ca4aa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" style:family="text">
      <style:text-properties style:use-window-font-color="true" style:font-name="Georgia" fo:font-size="10pt" fo:letter-spacing="0.004cm" fo:language="cs" fo:country="CZ" fo:font-style="normal" officeooo:rsid="44caaa3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" style:family="text">
      <style:text-properties style:use-window-font-color="true" style:font-name="Georgia" fo:font-size="10pt" fo:letter-spacing="0.004cm" fo:language="cs" fo:country="CZ" fo:font-style="normal" officeooo:rsid="44cdd0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style:use-window-font-color="true" style:font-name="Georgia" fo:font-size="10pt" fo:letter-spacing="0.004cm" fo:language="cs" fo:country="CZ" fo:font-style="normal" officeooo: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" style:family="text">
      <style:text-properties style:use-window-font-color="true" style:font-name="Georgia" fo:font-size="10pt" fo:letter-spacing="0.004cm" fo:language="cs" fo:country="CZ" fo:font-style="normal" officeooo:rsid="44d6f3d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" style:family="text">
      <style:text-properties style:use-window-font-color="true" style:font-name="Georgia" fo:font-size="10pt" fo:letter-spacing="0.004cm" fo:language="cs" fo:country="CZ" fo:font-style="normal" officeooo:rsid="44da05b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" style:family="text">
      <style:text-properties style:use-window-font-color="true" style:font-name="Georgia" fo:font-size="10pt" fo:letter-spacing="0.004cm" fo:language="cs" fo:country="CZ" fo:font-style="normal" officeooo:rsid="44dad04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" style:family="text">
      <style:text-properties style:use-window-font-color="true" style:font-name="Georgia" fo:font-size="10pt" fo:letter-spacing="0.004cm" fo:language="cs" fo:country="CZ" fo:font-style="normal" officeooo:rsid="44ddcc3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" style:family="text">
      <style:text-properties style:use-window-font-color="true" style:font-name="Georgia" fo:font-size="10pt" fo:letter-spacing="0.004cm" fo:language="cs" fo:country="CZ" fo:font-style="normal" officeooo:rsid="44dde6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" style:family="text">
      <style:text-properties style:use-window-font-color="true" style:font-name="Georgia" fo:font-size="10pt" fo:letter-spacing="0.004cm" fo:language="cs" fo:country="CZ" fo:font-style="normal" officeooo:rsid="44e04ad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" style:family="text">
      <style:text-properties style:use-window-font-color="true" style:font-name="Georgia" fo:font-size="10pt" fo:letter-spacing="0.004cm" fo:language="cs" fo:country="CZ" fo:font-style="normal" officeooo:rsid="44e38cd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" style:family="text">
      <style:text-properties style:use-window-font-color="true" style:font-name="Georgia" fo:font-size="10pt" fo:letter-spacing="0.004cm" fo:language="cs" fo:country="CZ" fo:font-style="normal" officeooo:rsid="44e574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" style:family="text">
      <style:text-properties style:use-window-font-color="true" style:font-name="Georgia" fo:font-size="10pt" fo:letter-spacing="0.004cm" fo:language="cs" fo:country="CZ" fo:font-style="normal" officeooo:rsid="44e623d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style:use-window-font-color="true" style:font-name="Georgia" fo:font-size="10pt" fo:letter-spacing="0.004cm" fo:language="cs" fo:country="CZ" fo:font-style="normal" officeooo:rsid="44c712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style:font-name="Georgia" fo:font-size="10pt" fo:letter-spacing="0.004cm" fo:language="cs" fo:country="CZ" fo:font-style="normal" officeooo:rsid="44f1618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style:font-name="Georgia" fo:font-size="10pt" fo:letter-spacing="0.004cm" fo:language="cs" fo:country="CZ" fo:font-style="normal" officeooo:rsid="44f521e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style:font-name="Georgia" fo:font-size="10pt" fo:letter-spacing="0.004cm" fo:language="cs" fo:country="CZ" fo:font-style="normal" officeooo:rsid="45015c0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style:font-name="Georgia" fo:font-size="10pt" fo:letter-spacing="0.004cm" fo:language="cs" fo:country="CZ" fo:font-style="normal" officeooo: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" style:family="text">
      <style:text-properties style:use-window-font-color="true" style:font-name="Georgia" fo:font-size="10pt" fo:letter-spacing="0.004cm" fo:language="cs" fo:country="CZ" fo:font-style="normal" officeooo:rsid="44d8e82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" style:family="text">
      <style:text-properties style:use-window-font-color="true" style:font-name="Georgia" fo:font-size="10pt" fo:letter-spacing="0.004cm" fo:language="cs" fo:country="CZ" fo:font-style="normal" officeooo:rsid="45085e9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" style:family="text">
      <style:text-properties style:use-window-font-color="true" style:font-name="Georgia" fo:font-size="10pt" fo:letter-spacing="0.004cm" fo:language="en" fo:country="US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" style:family="text">
      <style:text-properties officeooo:rsid="44bcafe2"/>
    </style:style>
    <style:style style:name="T27" style:family="text">
      <style:text-properties officeooo:rsid="44d4fdeb"/>
    </style:style>
    <style:style style:name="T28" style:family="text">
      <style:text-properties officeooo:rsid="44e8fabe"/>
    </style:style>
    <style:style style:name="T29" style:family="text">
      <style:text-properties officeooo:rsid="44eae54a"/>
    </style:style>
    <style:style style:name="T30" style:family="text">
      <style:text-properties officeooo:rsid="44ed994e"/>
    </style:style>
    <style:style style:name="T31" style:family="text">
      <style:text-properties fo:language="en" fo:country="US"/>
    </style:style>
    <style:style style:name="T32" style:family="text">
      <style:text-properties officeooo:rsid="44f322d7"/>
    </style:style>
    <style:style style:name="T33" style:family="text">
      <style:text-properties officeooo:rsid="44f3f369"/>
    </style:style>
    <style:style style:name="T34" style:family="text">
      <style:text-properties officeooo:rsid="44f6a9ab"/>
    </style:style>
    <style:style style:name="T35" style:family="text">
      <style:text-properties officeooo:rsid="44faa44e"/>
    </style:style>
    <style:style style:name="T36" style:family="text">
      <style:text-properties officeooo:rsid="44fdb063"/>
    </style:style>
    <style:style style:name="T37" style:family="text">
      <style:text-properties officeooo:rsid="450345d7"/>
    </style:style>
    <style:style style:name="T38" style:family="text">
      <style:text-properties officeooo:rsid="44c63c52"/>
    </style:style>
    <style:style style:name="T39" style:family="text">
      <style:text-properties officeooo:rsid="45052c95"/>
    </style:style>
    <style:style style:name="T40" style:family="text">
      <style:text-properties officeooo:rsid="44da05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Text_20_body"/>
      <text:p text:style-name="Text_20_body"/>
      <text:p text:style-name="P16">Dračák</text:p>
      <text:p text:style-name="P10"/>
      <text:p text:style-name="P10"/>
      <text:p text:style-name="P17">podle staré školy</text:p>
      <text:p text:style-name="P11"/>
      <text:p text:style-name="P12"/>
      <text:p text:style-name="P13">poznámky k Trossu</text:p>
      <text:p text:style-name="P11"/>
      <text:p text:style-name="P11"/>
      <text:p text:style-name="P11"/>
      <text:p text:style-name="P11"/>
      <text:p text:style-name="P14"/>
      <text:p text:style-name="P14"/>
      <text:p text:style-name="P15"/>
      <text:p text:style-name="P2"/>
      <text:p text:style-name="P3"/>
      <text:p text:style-name="P18"><text:soft-page-break/></text:p>
      <text:h text:style-name="Heading_20_2" text:outline-level="2">Problém – jak začít</text:h>
      <text:p text:style-name="P78"><text:span text:style-name="T37">T</text:span>řípatrové, čerstvě omítnuté domy a ulice poseté stánky a kejklíři.</text:p>
      <text:p text:style-name="P7">Příjezd do Trossu</text:p>
      <text:list xml:id="list2971496197" text:style-name="L19">
        <text:list-item>
          <text:p text:style-name="P79"><text:span text:style-name="T38">ze severu nebo z jihu. Popsat, co je po cestě vidět.</text:span></text:p>
        </text:list-item>
      </text:list>
      <text:h text:style-name="Heading_20_3" text:outline-level="3"><text:span text:style-name="Strong_20_Emphasis">Worroch</text:span></text:h>
      <text:p text:style-name="Text_20_body">(čti Vorok), pán oceli a ohně.<text:line-break/><text:span text:style-name="Emphasis">Chce vybudovat mocnou a věčnou civilizaci.</text:span></text:p>
      <text:list xml:id="list3139923468" text:style-name="L18">
        <text:list-item>
          <text:p text:style-name="P77">Ctít a prosazovat zákony a tradice.</text:p>
        </text:list-item>
        <text:list-item>
          <text:p text:style-name="P77">Stavět potřeby většiny nad potřeby jedince.</text:p>
        </text:list-item>
        <text:list-item>
          <text:p text:style-name="P77">Nestrpět monstrum nebo černokněžníka naživu.</text:p>
        </text:list-item>
        <text:list-item>
          <text:p text:style-name="P77">Žít bez lži a podvodu.</text:p>
        </text:list-item>
      </text:list>
      <text:h text:style-name="P19" text:outline-level="3"><text:span text:style-name="T27">Město </text:span>Tross</text:h>
      <text:p text:style-name="P75"><text:span text:style-name="T26">Vila </text:span><text:span text:style-name="T3">F</text:span><text:span text:style-name="T26">ilomény Karské</text:span></text:p>
      <text:list xml:id="list145037525" text:style-name="L17">
        <text:list-item>
          <text:p text:style-name="P76">Chodí sem dvorní čaroděj Bareus Karsavar, který Filoménu miluje a svými kouzly j<text:span text:style-name="T35">í</text:span> udržuje mladistvý vzhled (musí kvůli tomu dělat stále nebezpečnější kouzla, což ho stojí další mutace). <text:span text:style-name="T34">Filoména ho drží v domnění, že pro ni znamená něco víc.</text:span></text:p>
        </text:list-item>
      </text:list>
      <text:p text:style-name="P5"><text:span text:style-name="T12">Knížecí p</text:span><text:span text:style-name="T2">evnost</text:span></text:p>
      <text:list xml:id="list488994698" text:style-name="L2">
        <text:list-item>
          <text:p text:style-name="P21"><text:soft-page-break/>kníže Marak Brakvil</text:p>
        </text:list-item>
        <text:list-item>
          <text:p text:style-name="P21">jeho syn Dalvar Brakvil</text:p>
        </text:list-item>
        <text:list-item>
          <text:p text:style-name="P22">dvorní čaroděj Bareus Karsavar</text:p>
        </text:list-item>
        <text:list-item>
          <text:p text:style-name="P23">drb 3 (Haydenská tvrz)</text:p>
        </text:list-item>
      </text:list>
      <text:p text:style-name="P4"><text:span text:style-name="T2">Kasárna </text:span><text:span text:style-name="T16">(</text:span><text:span text:style-name="T13">v pevnosti</text:span><text:span text:style-name="T16">)</text:span></text:p>
      <text:list xml:id="list1818888091" text:style-name="L3">
        <text:list-item>
          <text:p text:style-name="P49"><text:span text:style-name="T3">kapitán stráže </text:span><text:span text:style-name="T4">Moriak Har</text:span></text:p>
        </text:list-item>
      </text:list>
      <text:p text:style-name="P25">Malířský ateliér – v podkroví?</text:p>
      <text:list xml:id="list2602218798" text:style-name="L4">
        <text:list-item>
          <text:p text:style-name="P26">Malířka Ariana Warga</text:p>
        </text:list-item>
      </text:list>
      <text:p text:style-name="P27">Alchymistický krámek v chudé čtvrti</text:p>
      <text:list xml:id="list76173625" text:style-name="L5">
        <text:list-item>
          <text:p text:style-name="P28">Trpasličí alchymistka Mallika Kragg</text:p>
        </text:list-item>
      </text:list>
      <text:p text:style-name="P29">Obchod s exotiky v chudé čtvrti</text:p>
      <text:list xml:id="list4193437222" text:style-name="L6">
        <text:list-item>
          <text:p text:style-name="P50"><text:span text:style-name="T2">Kuzal‘</text:span><text:span text:style-name="T25">k’tak</text:span></text:p>
          <text:list>
            <text:list-item>
              <text:p text:style-name="P73"><text:span text:style-name="T25">Chce</text:span><text:span text:style-name="T2"> </text:span><text:span text:style-name="T25">odstranit kn</text:span><text:span text:style-name="T2">ěze Mariuse. Nabízí 20 zl.</text:span></text:p>
            </text:list-item>
          </text:list>
        </text:list-item>
      </text:list>
      <text:p text:style-name="P6"><text:span text:style-name="T2">Putyka „</text:span><text:span text:style-name="T7">U rezavého meče“</text:span></text:p>
      <text:list xml:id="list4116488613" text:style-name="L7">
        <text:list-item>
          <text:p text:style-name="P30">Havířský odbojář Dim Tratas (havíři tu nebydlí, měli by to strašně z ruky).</text:p>
          <text:list>
            <text:list-item>
              <text:p text:style-name="P47">drb2 (v dolech se ztrácel<text:span text:style-name="T39">i</text:span> horníci).</text:p>
            </text:list-item>
            <text:list-item>
              <text:p text:style-name="P52"><text:span text:style-name="T23">C</text:span><text:span text:style-name="T22">hce po postavách, aby důl vyčistili</text:span><text:span text:style-name="T23">. </text:span><text:span text:style-name="T10">Sám jim za to nemá co nabídnout </text:span><text:span text:style-name="T22">(vysype na stůl hromádku měďáků a stříbrňáků, celkem 23 st).</text:span><text:span text:style-name="T10"> Doporuč</text:span><text:span text:style-name="T22">í</text:span><text:span text:style-name="T10">, ať si za to </text:span><text:span text:style-name="T22">postavy</text:span><text:span text:style-name="T10"> zkusej říct o odměnu knížeti, </text:span><text:span text:style-name="T22">protože znovuotevření dolu je určitě v jeho zájmu.</text:span></text:p>
              <text:list>
                <text:list-item>
                  <text:p text:style-name="P48"><text:soft-page-break/><text:span text:style-name="T40">K</text:span>níže za to nabídne 25 zl (nemá vcelku moc ztratit, platí až za vyčištěný důl).</text:p>
                </text:list-item>
                <text:list-item>
                  <text:p text:style-name="P53"><text:span text:style-name="T9">Knížecí syn b</text:span><text:span text:style-name="T22">ude</text:span><text:span text:style-name="T9"> trvat na tom, že se k výpravě přidá.</text:span></text:p>
                </text:list-item>
                <text:list-item>
                  <text:p text:style-name="P51"><text:span text:style-name="T9">K</text:span><text:span text:style-name="T22">dyž budou postavy proti, kníže mu to zatrhne.</text:span><text:span text:style-name="T9"> </text:span><text:span text:style-name="T22">V</text:span><text:span text:style-name="T9"> tom případě tam vyrazí na truc na vlastní pěst.</text:span></text:p>
                </text:list-item>
                <text:list-item>
                  <text:p text:style-name="P53"><text:span text:style-name="T9">Určitě nepůjde sám </text:span><text:span text:style-name="T22">(ať už se přidá k postavám nebo ne)</text:span><text:span text:style-name="T9">.</text:span></text:p>
                </text:list-item>
              </text:list>
            </text:list-item>
          </text:list>
        </text:list-item>
        <text:list-item>
          <text:p text:style-name="P31">Bojovnice Reagan</text:p>
          <text:list>
            <text:list-item>
              <text:p text:style-name="P54"><text:span text:style-name="T2">S čím bojovala v Haydenově tvrzi? </text:span><text:span text:style-name="T11">S nemrtvými? </text:span><text:span text:style-name="T21">(Asi jo.)</text:span><text:span text:style-name="T2"> Co o tom může vyprávět?</text:span></text:p>
            </text:list-item>
          </text:list>
        </text:list-item>
        <text:list-item>
          <text:p text:style-name="P32">Chlastají tu stráže, které zrovna nemají službu</text:p>
          <text:list>
            <text:list-item>
              <text:p text:style-name="P32">Drb 5 (verbují do stráže)</text:p>
            </text:list-item>
          </text:list>
        </text:list-item>
        <text:list-item>
          <text:p text:style-name="P55"><text:span text:style-name="T14">d</text:span><text:span text:style-name="T2">rb 9 (alchmistka Kragg má nový recept)</text:span></text:p>
        </text:list-item>
      </text:list>
      <text:p text:style-name="P65"><text:span text:style-name="T18">Luxusní hostinec </text:span><text:span text:style-name="T15">S</text:span><text:span text:style-name="T17">maragdové divadlo</text:span></text:p>
      <text:list xml:id="list2623502680" text:style-name="L15">
        <text:list-item>
          <text:p text:style-name="P66">každý měsíc je zde uzavřené představení, kde se vše hraje naživo; tzn. na pódiu jsou skutečná znásilnění a vraždy, a příbuzní (semi-dobrovolných) obětí jsou vyplácen<text:span text:style-name="T28">i</text:span> ve smaragdech</text:p>
          <text:list>
            <text:list-item>
              <text:p text:style-name="P67">Hosti <text:span text:style-name="T29">(c</text:span>hodí <text:span text:style-name="T29">sem</text:span> v maskách<text:span text:style-name="T29">):</text:span></text:p>
              <text:list>
                <text:list-item>
                  <text:p text:style-name="P68">Dalvar brakvil (knížecí syn)</text:p>
                </text:list-item>
                <text:list-item>
                  <text:p text:style-name="P69">Worochův velekněz Oleg Mankar</text:p>
                </text:list-item>
                <text:list-item>
                  <text:p text:style-name="P70"><text:span text:style-name="T30">šlechtična </text:span>Filoména Karská</text:p>
                </text:list-item>
                <text:list-item>
                  <text:p text:style-name="P71"><text:soft-page-break/>dvorní čaroděj Bareus Karsavar</text:p>
                </text:list-item>
                <text:list-item>
                  <text:p text:style-name="P72">Kuzal‘<text:span text:style-name="T31">k’tak</text:span></text:p>
                </text:list-item>
              </text:list>
            </text:list-item>
            <text:list-item>
              <text:p text:style-name="P74">Jak se k tomu staví Stín? Ví o tom? Možná ne a až se to dozví, bude to <text:span text:style-name="T32">majiteli </text:span>chtít zatrhnout.</text:p>
            </text:list-item>
          </text:list>
        </text:list-item>
      </text:list>
      <text:list xml:id="list371895982" text:style-name="L8">
        <text:list-item>
          <text:p text:style-name="P34">O<text:span text:style-name="T33">bsluha, nebo možná hosti</text:span></text:p>
          <text:list>
            <text:list-item>
              <text:p text:style-name="P33">Drb 7 (lidé se bojí dvorního čaroděje)</text:p>
            </text:list-item>
          </text:list>
        </text:list-item>
        <text:list-item>
          <text:p text:style-name="P35">Jedním ze stálých hostů je Stín (protože "žít v luxusu")</text:p>
          <text:list>
            <text:list-item>
              <text:p text:style-name="P58"><text:span text:style-name="T19">Žije tu pod jménem Filipa Arra. Baví se tím, že dělá </text:span><text:span text:style-name="T20">tajemnou </text:span><text:span text:style-name="T19">společnici bohatým mladým mužům (ať už místním nebo cizincům). <text:s/></text:span><text:span text:style-name="T20">Je to taky</text:span><text:span text:style-name="T19"> dobr</text:span><text:span text:style-name="T20">ý</text:span><text:span text:style-name="T19"> z</text:span><text:span text:style-name="T20">působ</text:span><text:span text:style-name="T19">, jak si otypovat případné cíle.</text:span></text:p>
            </text:list-item>
            <text:list-item>
              <text:p text:style-name="P46">N<text:span text:style-name="T36">edávno zjistila, co se ve Smaragdovém divadle děje a chce to zarazit. Sama ale odmítá vraždit (ze zásady a proto, že by tím na sebe mohla upoutat pozornost), takže na to zkusí najmout postavy. Nabízí za to 50 zl (je mi jedno jak, musí to skončit!)</text:span></text:p>
            </text:list-item>
          </text:list>
        </text:list-item>
        <text:list-item>
          <text:p text:style-name="P59"><text:span text:style-name="T2">Obchodník prodává (slepou) mapu Trossu. </text:span><text:span text:style-name="T5">Lokace sám nezná.</text:span></text:p>
        </text:list-item>
        <text:list-item>
          <text:p text:style-name="P36">drb 3 (Haydenská tvrz)</text:p>
        </text:list-item>
        <text:list-item>
          <text:p text:style-name="P60"><text:span text:style-name="T5">d</text:span><text:span text:style-name="T2">rb 4 (lord Whalen shání žoldnéře)</text:span></text:p>
        </text:list-item>
        <text:list-item>
          <text:p text:style-name="P56"><text:span text:style-name="T14">d</text:span><text:span text:style-name="T2">rb 9 (alchmistka Kragg má nový recept)</text:span></text:p>
        </text:list-item>
      </text:list>
      <text:p text:style-name="P37">Worrochův chrám</text:p>
      <text:list xml:id="list3066398157" text:style-name="L9">
        <text:list-item>
          <text:p text:style-name="P38">kněz Marius</text:p>
        </text:list-item>
        <text:list-item>
          <text:p text:style-name="P38">biskup Oleg Mankar</text:p>
        </text:list-item>
      </text:list>
      <text:p text:style-name="P39"><text:soft-page-break/>Vývěska na náměstí</text:p>
      <text:list xml:id="list1789465380" text:style-name="L10">
        <text:list-item>
          <text:p text:style-name="P40">drby 10, 11 a 12</text:p>
        </text:list-item>
      </text:list>
      <text:p text:style-name="P9"><text:span text:style-name="T8">T</text:span><text:span text:style-name="T2">ržiště (ve dne na náměstí)</text:span></text:p>
      <text:list xml:id="list106114919" text:style-name="L11">
        <text:list-item>
          <text:p text:style-name="P41">drb 1 (chvástající se mladý kovář)</text:p>
        </text:list-item>
        <text:list-item>
          <text:p text:style-name="P24">drb 3 (Haydenská tvrz)</text:p>
        </text:list-item>
        <text:list-item>
          <text:p text:style-name="P61"><text:span text:style-name="T2">drb 6 (drogy od Kuzal‘</text:span><text:span text:style-name="T25">k’taka</text:span><text:span text:style-name="T2">)</text:span></text:p>
        </text:list-item>
        <text:list-item>
          <text:p text:style-name="P42">drb 8 (v Trehernu uctívají novou bohyni)</text:p>
        </text:list-item>
        <text:list-item>
          <text:p text:style-name="P57"><text:span text:style-name="T14">d</text:span><text:span text:style-name="T2">rb 9 (alchmistka Kragg má nový recept)</text:span></text:p>
        </text:list-item>
      </text:list>
      <text:p text:style-name="P43">Magicky zapečetěná budova v chudinské čtvrti</text:p>
      <text:list xml:id="list1698976087" text:style-name="L12">
        <text:list-item>
          <text:p text:style-name="P44">Proč?</text:p>
        </text:list-item>
        <text:list-item>
          <text:p text:style-name="P44">Co tam je zajímavého?</text:p>
        </text:list-item>
        <text:list-item>
          <text:p text:style-name="P44">Souvisí to nějak se „zombie incidentem?“</text:p>
        </text:list-item>
      </text:list>
      <text:h text:style-name="Heading_20_3" text:outline-level="3">Wedel</text:h>
      <text:p text:style-name="P8">Věštkyně</text:p>
      <text:list xml:id="list2195600821" text:style-name="L13">
        <text:list-item>
          <text:p text:style-name="P63">"Ne vše, co zabiješ, bude skutečně mrtvé."</text:p>
        </text:list-item>
        <text:list-item>
          <text:p text:style-name="P62"><text:span text:style-name="T1">"V bazénu plném krve na tebe číhá smrt."</text:span> </text:p>
        </text:list-item>
      </text:list>
      <text:h text:style-name="Heading_20_2" text:outline-level="2">Otázky</text:h>
      <text:list xml:id="list3422172891" text:style-name="L14">
        <text:list-item>
          <text:p text:style-name="P45">Kde žili havíři, dokud doly fungovaly?</text:p>
        </text:list-item>
        <text:list-item>
          <text:p text:style-name="P64"><text:span text:style-name="T6">K</text:span><text:span text:style-name="T2">de žijí teď? </text:span><text:span text:style-name="T24">(v lese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harisSILW" svg:font-family="CharisSILW, serif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42bee92e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2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.199cm" fo:margin-bottom="0.199cm" loext:contextual-spacing="false" fo:text-align="center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12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Záhlaví_20_tabulky" style:display-name="Záhlaví tabulky" style:family="paragraph" style:next-style-name="Table_20_Contents" style:master-page-name="">
      <style:paragraph-properties fo:margin-top="0.101cm" fo:margin-bottom="0.101cm" loext:contextual-spacing="false" fo:text-align="center" style:justify-single-word="false" style:page-number="auto"/>
      <style:text-properties style:font-name="Georgia3" fo:font-family="Georgia" style:font-style-name="tučné" style:font-family-generic="roman" style:font-pitch="variable" fo:font-size="8pt" fo:font-weight="bold"/>
    </style:style>
    <style:style style:name="Example_20_header" style:display-name="Example header" style:family="paragraph" style:parent-style-name="Standard" style:default-outline-level="">
      <style:text-properties fo:font-style="italic" style:font-style-asian="italic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cs" fo:country="CZ" style:font-name-asian="Tahoma" style:font-family-asian="Tahoma" style:font-family-generic-asian="system" style:font-pitch-asian="variable" style:font-size-asian="10pt" style:language-asian="cs" style:country-asian="CZ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Zápatí_20_Char" style:display-name="Zápatí Char" style:family="text" style:parent-style-name="Default_20_Paragraph_20_Font">
      <style:text-properties fo:font-size="12pt" style:font-size-asian="12pt"/>
    </style:style>
    <style:style style:name="FollowedHyperlink" style:family="text">
      <style:text-properties fo:color="#800000" style:text-underline-style="solid" style:text-underline-width="auto" style:text-underline-color="font-color"/>
    </style:style>
    <style:style style:name="Nadpis_20_9_20_Char" style:display-name="Nadpis 9 Char" style:family="text" style:parent-style-name="Default_20_Paragraph_20_Font">
      <style:text-properties fo:font-size="10.5pt" style:text-underline-style="solid" style:text-underline-width="auto" style:text-underline-color="font-color" style:font-name-asian="Lucida Sans Unicode1" style:font-family-asian="'Lucida Sans Unicode'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 style:font-weight-complex="bold"/>
    </style:style>
    <style:style style:name="Nadpis_20_7_20_Char" style:display-name="Nadpis 7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6_20_Char" style:display-name="Nadpis 6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5_20_Char" style:display-name="Nadpis 5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weight-complex="bold"/>
    </style:style>
    <style:style style:name="Nadpis_20_3_20_Char" style:display-name="Nadpis 3 Char" style:family="text" style:parent-style-name="Default_20_Paragraph_20_Font">
      <style:text-properties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Nadpis_20_1_20_Char" style:display-name="Nadpis 1 Char" style:family="text" style:parent-style-name="Default_20_Paragraph_20_Font">
      <style:text-properties fo:font-size="16pt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Nadpis_20_2_20_Char" style:display-name="Nadpis 2 Char" style:family="text" style:parent-style-name="Default_20_Paragraph_20_Font">
      <style:text-properties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Základní_20_text_20_Char" style:display-name="Základní text Char" style:family="text" style:parent-style-name="Default_20_Paragraph_20_Font">
      <style:text-properties fo:font-size="12pt" style:font-size-asian="12pt"/>
    </style:style>
    <style:style style:name="Nadpis_20_8_20_Char" style:display-name="Nadpis 8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4_20_Char" style:display-name="Nadpis 4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01-15T14:50:07.176000000</dc:date>
    <meta:print-date>2113-01-01T00:00:00</meta:print-date>
    <meta:editing-cycles>21903</meta:editing-cycles>
    <meta:editing-duration>P64DT11H41M</meta:editing-duration>
    <meta:generator>LibreOffice/6.3.2.2$Windows_X86_64 LibreOffice_project/98b30e735bda24bc04ab42594c85f7fd8be07b9c</meta:generator>
    <dc:creator>York </dc:creator>
    <meta:document-statistic meta:table-count="0" meta:image-count="0" meta:object-count="0" meta:page-count="6" meta:paragraph-count="85" meta:word-count="674" meta:character-count="3681" meta:non-whitespace-character-count="3145"/>
  </office:meta>
</office:document-meta>
</file>